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block:</text:span> [flag setting (INT, c), location (INT, r, 3)] (5)</text:p>
      <text:p text:style-name="Standard"/>
      <text:p text:style-name="Standard">This op – code can be considered a special case of chg_value in that it is mapped to the same op – code at bytecode level, but has a separate form at source code level. <text:s/>It is used to change the block flag, an otherwise hidden value in the scope of a program where a value other than 0 blocks the effect of player interaction signals on the program.</text:p>
      <text:p text:style-name="Standard"/>
      <text:p text:style-name="Standard">flag setting: The value the block flag is set to. <text:s/>By convention 1 is used for block enabled.</text:p>
      <text:p text:style-name="Standard"/>
      <text:p text:style-name="Standard">location: This should be the index in the obj_grid array associated with the calling GPLC program.</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oft-page-break/><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text:soft-page-break/>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text:soft-page-break/></text:p>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text:span><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text:soft-page-break/></text:p>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4">place_light: <text:span text:style-name="T2">[colour (FLOAT, r, 3), position (FLOAT, r, 3)] (9)</text:span></text:p>
      <text:p text:style-name="P4"><text:span text:style-name="T2"/></text:p>
      <text:p text:style-name="P4"><text:span text:style-name="T2">Add information about a mobile light source to the mobile_lights field of Play_state0, so that a light with the specified properties will be rendered in the next frame. <text:s/>The arguments are interpreted as follows.</text:span></text:p>
      <text:p text:style-name="P4"><text:span text:style-name="T2"/></text:p>
      <text:p text:style-name="P4"><text:span text:style-name="T2">colour: The RGB components of the colour intensity to be passed to the rendering engine.</text:span></text:p>
      <text:p text:style-name="P4"><text:span text:style-name="T2"/></text:p>
      <text:p text:style-name="P4"><text:span text:style-name="T2">position: The world space position vector to be passed to the rendering engine. <text:s/>Following the convention used in the rendering engine code this is in the form (u, v, w), where (u, v) is the horizontal world space plane and w is the vertical axis.</text:span></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r)] (21)</text:span></text:p>
      <text:p text:style-name="P3"/>
      <text:p text:style-name="P3">This op – code carries out the decisions made by npc_decision through implementing creature movement in response to path finding decisions.</text:p>
      <text:p text:style-name="P3"/>
      <text:p text:style-name="P4">npc_damage:<text:span text:style-name="T2"> [mode (FLAG, c)] (22)</text:span></text:p>
      <text:p text:style-name="P3"><text:soft-page-break/></text:p>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r), mode (FLAG, c)] (23)</text:span></text:p>
      <text:p text:style-name="P3"/>
      <text:p text:style-name="P3">This op – code is the equivalent of npc_move for type 2 (centipede) NPC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9-10-20T14:47:11.52</dc:date>
    <dc:creator>Steven Tinsley</dc:creator>
    <meta:editing-duration>P13DT11H21M29S</meta:editing-duration>
    <meta:editing-cycles>110</meta:editing-cycles>
    <meta:generator>OpenOffice/4.1.6$Win32 OpenOffice.org_project/416m1$Build-9790</meta:generator>
    <meta:document-statistic meta:table-count="1" meta:image-count="1" meta:object-count="0" meta:page-count="11" meta:paragraph-count="181" meta:word-count="4871" meta:character-count="27541"/>
  </office:meta>
</office:document-meta>
</file>